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SC" svg:font-family="PingFang SC"/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/>
    </style:style>
    <style:style style:name="P4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 fo:color="#032726"/>
    </style:style>
    <style:style style:name="T2" style:family="text">
      <style:text-properties fo:letter-spacing="0.0000in"/>
    </style:style>
    <style:style style:name="T3" style:family="text">
      <style:text-properties style:font-name="PingFang SC" fo:letter-spacing="0.0000in"/>
    </style:style>
    <style:style style:name="T4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a xlink:type="simple" xlink:href="http://palinfo.habago.org/mt-comments.cgi?__mode=red&amp;id=120"><text:span text:style-name="T1">不是原住民</text:span></text:a><text:span text:style-name="T2"> | 2005.02.25 16:45 | </text:span><text:span text:style-name="T1">#</text:span></text:p>
      <text:p text:style-name="P2"><text:span text:style-name="T2">透過南方電子報，才知有這個網站，然後也才有點認真的了解發生在中東的事情。然後才發覺，我們對巴勒斯坦人的刻版印象，就如同對台灣原住民ㄧ樣，無知。</text:span></text:p>
      <text:p text:style-name="P2"><text:span text:style-name="T2">我在做的事跟原住民有關，但是讓我ㄧ直困惑的是，因為我不是原住民，有時會被提醒不要「逾越」，甚至連批評都因為血統的不夠資格而語塞，似乎只有無盡的表達忠誠的立場，才能被視為朋友。不知站長們在巴勒斯坦這個世界中，是否也有同樣的狀況？該如何面對呢？</text:span></text:p>
      <text:p text:style-name="P3"><text:span text:style-name="T2"><text:line-break/></text:span></text:p>
      <text:p text:style-name="P1"><text:span text:style-name="T2">冷静 | 2005.02.23 23:09 | </text:span><text:span text:style-name="T1">#</text:span></text:p>
      <text:p text:style-name="P4"><text:span text:style-name="T2">各位恐怖分子们好！好久不见。以色列和巴勒斯坦就要和平了，让各位很失望，真是太抱歉了。留言版好像应该多谈谈怎么把自己变成一个</text:span><text:span text:style-name="T3">杀</text:span><text:span text:style-name="T2">人不眨眼的恐怖分子，现在的话题完全不对嘛。</text:span></text:p>
      <text:p text:style-name="P1"><text:span text:style-name="T2">關於圖書館的故事 | 2005.02.15 10:54 | </text:span><text:span text:style-name="T1">#</text:span></text:p>
      <text:p text:style-name="P2"><text:span text:style-name="T2">「在《可蘭經》裡，上帝告訴阿拉的第一件事就是『閱讀』」（In the Koran, the first thing God said to Muhammad was 〝Read〞）。</text:span><text:span text:style-name="T4"><text:line-break/></text:span><text:span text:style-name="T2">在伊斯蘭教裡應該是譯為《古蘭經》，而且這句話應該是阿拉對穆罕默德所指示的第一件事吧？</text:span><text:span text:style-name="T4"><text:line-break/></text:span></text:p>
      <text:p text:style-name="P1"><text:span text:style-name="T2">詩：賀歲 | 2005.02.10 00:42 | </text:span><text:span text:style-name="T1">#</text:span></text:p>
      <text:p text:style-name="P4"><text:span text:style-name="T2">給朋友最最浪漫的問候：</text:span><text:span text:style-name="T4"><text:line-break/></text:span><text:span text:style-name="T2">早餐吃了嗎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